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a5e08"/>
    </style:style>
    <style:style style:name="P2" style:family="paragraph" style:parent-style-name="Standard">
      <style:text-properties officeooo:rsid="000a5e08" officeooo:paragraph-rsid="000a5e08"/>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cc501" officeooo:paragraph-rsid="000cc501" style:font-weight-asian="bold" style:font-weight-complex="bold"/>
    </style:style>
    <style:style style:name="P5" style:family="paragraph" style:parent-style-name="Standard">
      <style:text-properties officeooo:rsid="000d01ac" officeooo:paragraph-rsid="000d01ac"/>
    </style:style>
    <style:style style:name="P6" style:family="paragraph" style:parent-style-name="Standard">
      <style:text-properties officeooo:rsid="000f4212" officeooo:paragraph-rsid="001028c0"/>
    </style:style>
    <style:style style:name="T1" style:family="text">
      <style:text-properties officeooo:rsid="0007598b"/>
    </style:style>
    <style:style style:name="T2" style:family="text">
      <style:text-properties fo:font-weight="bold" style:font-weight-asian="bold" style:font-weight-complex="bold"/>
    </style:style>
    <style:style style:name="T3" style:family="text">
      <style:text-properties fo:font-weight="bold" officeooo:rsid="0007598b" style:font-weight-asian="bold" style:font-weight-complex="bold"/>
    </style:style>
    <style:style style:name="T4" style:family="text">
      <style:text-properties fo:font-weight="bold" officeooo:rsid="000d84c9" style:font-weight-asian="bold" style:font-weight-complex="bold"/>
    </style:style>
    <style:style style:name="T5" style:family="text">
      <style:text-properties fo:font-weight="bold" officeooo:rsid="001028c0" style:font-weight-asian="bold" style:font-weight-complex="bold"/>
    </style:style>
    <style:style style:name="T6" style:family="text">
      <style:text-properties officeooo:rsid="000cc501"/>
    </style:style>
    <style:style style:name="T7" style:family="text">
      <style:text-properties officeooo:rsid="000d84c9"/>
    </style:style>
    <style:style style:name="T8" style:family="text">
      <style:text-properties officeooo:rsid="001028c0"/>
    </style:style>
    <style:style style:name="T9" style:family="text">
      <style:text-properties officeooo:rsid="001083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texte du projet :</text:p>
      <text:p text:style-name="Standard"/>
      <text:p text:style-name="Standard"/>
      <text:p text:style-name="P1">La commanditaire de ce projet est la coordinatrice JPO de la Cité Descartes, Mandine Jarverzac. Le projet a pour but de fournir une application <text:span text:style-name="T1">pour les visiteurs venant assister aux Journées Portes Ouvertes (JPO) du campus Descartes afin de les aider à profiter au maximum de ces journées. Cette application devra faciliter la visite de l’utilisateur en proposant différentes fonctionnalités d’organisation, de géolocalisation et d’affichage d’informations.</text:span></text:p>
      <text:p text:style-name="P1"/>
      <text:p text:style-name="P5">Les enjeux de ce projet sont de proposer une application <text:span text:style-name="T2">f</text:span><text:span text:style-name="T5">onctionnelle</text:span><text:span text:style-name="T8"> avec le jeu de données correspondant aux JPO 2019 qui soit </text:span><text:span text:style-name="T5">facile d’utilisation</text:span><text:span text:style-name="T8"> pour les visiteurs de la JPO et qui </text:span><text:span text:style-name="T5">réponde aux objectifs</text:span><text:span text:style-name="T8"> fixés ci-dessous. L’application doit être </text:span><text:span text:style-name="T5">esthétiquement agréable</text:span><text:span text:style-name="T8">.</text:span></text:p>
      <text:p text:style-name="P1"/>
      <text:p text:style-name="P1"/>
      <text:p text:style-name="P4">Objectif<text:span text:style-name="T9">s</text:span> :</text:p>
      <text:p text:style-name="P1"/>
      <text:p text:style-name="P6">L’application devra répondre à des besoins étalés sur trois périodes de temps : </text:p>
      <text:p text:style-name="P6">- la préparation <text:span text:style-name="T2">avant</text:span> les JPO ;</text:p>
      <text:p text:style-name="P6">- <text:span text:style-name="T8">une utilisation </text:span><text:span text:style-name="T5">pendant</text:span><text:span text:style-name="T8"> les JPO ;</text:span></text:p>
      <text:p text:style-name="P6">- <text:span text:style-name="T8">un retour utilisateur </text:span><text:span text:style-name="T5">après</text:span><text:span text:style-name="T8"> les JPO.</text:span></text:p>
      <text:p text:style-name="P1"/>
      <text:p text:style-name="P2">L’utilisateur pourra utiliser cette application en mode connecté <text:span text:style-name="T6">afin de répondre à des formulaire </text:span>ou <text:span text:style-name="T6">bien en mode hors-connexion.</text:span></text:p>
      <text:p text:style-name="P1"/>
      <text:p text:style-name="P1"><text:span text:style-name="T1"><text:tab/>Cette application vise à aider l’utilisateur à organiser sa journée </text:span><text:span text:style-name="T3">en avance</text:span><text:span text:style-name="T1"> en fonction des événements et conférences qui seront disponibles dans les différents établissements du campus. L’utilisateur pourra ainsi organiser son planning et ses événements favoris et être alerté à l’approche d’un évènement (système de notification).</text:span></text:p>
      <text:p text:style-name="P1"/>
      <text:p text:style-name="P1"><text:span text:style-name="T1"><text:tab/>L’application devra également guider et assister le visiteur </text:span><text:span text:style-name="T3">pendant</text:span><text:span text:style-name="T1"> sa visite sur le campus grâce à une carte comportant une fonction d’itinéraire, les moyens de transport disponibles, les restaurant ainsi que des marqueurs pour chaque établissement. Ces marqueurs redirigeront l’utilisateur vers les informations des différents établissements, les stands présents à cet endroits, les conférences qui y sont organisées ainsi que le site internet de l’établissement pour des informations plus exhaustives.</text:span></text:p>
      <text:p text:style-name="P1"/>
      <text:p text:style-name="P1"><text:tab/></text:p>
      <text:p text:style-name="P5">Un dernier aspect de l’application est de permettre à l’utilisateur de soumettre un formulaire de satisfaction afin d’<text:span text:style-name="T7">évaluer les événements </text:span><text:span text:style-name="T4">après</text:span><text:span text:style-name="T7"> y avoir assisté.</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4:50:09.241348888</meta:creation-date>
    <dc:date>2019-02-13T17:16:30.485181803</dc:date>
    <meta:editing-duration>PT3M1S</meta:editing-duration>
    <meta:editing-cycles>1</meta:editing-cycles>
    <meta:document-statistic meta:table-count="0" meta:image-count="0" meta:object-count="0" meta:page-count="1" meta:paragraph-count="13" meta:word-count="308" meta:character-count="2084" meta:non-whitespace-character-count="1784"/>
    <meta:generator>LibreOffice/6.0.3.2$Linux_X86_64 LibreOffice_project/00m0$Build-2</meta:generator>
  </office:meta>
</office:document-meta>
</file>